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list-style-name="L1">
      <style:paragraph-properties fo:text-align="start"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ris, Michael L</text:p>
      <text:p text:style-name="P1">CS101</text:p>
      <text:p text:style-name="P2">Program 2 Algorithm</text:p>
      <text:list xml:id="list29438265" text:style-name="L1">
        <text:list-item>
          <text:p text:style-name="P3">Import 'random' into program</text:p>
        </text:list-item>
        <text:list-item>
          <text:p text:style-name="P3">Initialize control variable for first loop which will establish whether the user wishes to continue at the end.</text:p>
        </text:list-item>
        <text:list-item>
          <text:p text:style-name="P3">Create if <text:s/>and elif statements for the user choices of 1 and 2 for the menu. Use an else statement to display an error message for invalid input.</text:p>
        </text:list-item>
        <text:list-item>
          <text:p text:style-name="P3">Loop one in the first if statement will control the choice of playing a single turn. In this loop, repeatedly generate random numbers (1-6) and display them as 'Roll'. If that roll is not a 1 add it to a Total variable. If it is a 1, set the total to 0 and exit the loop.</text:p>
        </text:list-item>
        <text:list-item>
          <text:p text:style-name="P3">Loop two will do the above process 10,000 times without displaying output for each roll. A turn_total variable will sum up each individual turn, and will need to be reset for each iteration of the loop. A Total variable will keep track of the continuing scores. The Count variable will keep track of the number of turns tested and eventually terminate the loop. Divide the Total by the Count to attain an average score, display that information, and exit the loop. On a roll of 1, increment an additional counter to keep track of the percentage of turns that scored nothing. This counter will also be divided by the Count variable.</text:p>
        </text:list-item>
        <text:list-item>
          <text:p text:style-name="P3">After either of these loops terminate, prompt the user if they wish to continu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5M4S</meta:editing-duration>
    <meta:editing-cycles>4</meta:editing-cycles>
    <meta:generator>OpenOffice.org/3.3$Win32 OpenOffice.org_project/330m20$Build-9567</meta:generator>
    <dc:date>2012-08-30T09:33:49.90</dc:date>
    <dc:creator>Michael Harris</dc:creator>
    <meta:document-statistic meta:table-count="0" meta:image-count="0" meta:object-count="0" meta:page-count="1" meta:paragraph-count="9" meta:word-count="244" meta:character-count="1319"/>
    <meta:user-defined meta:name="Info 1"/>
    <meta:user-defined meta:name="Info 2"/>
    <meta:user-defined meta:name="Info 3"/>
    <meta:user-defined meta:name="Info 4"/>
  </office:meta>
</office:document-meta>
</file>